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501348719" text:style-name="L2">
        <text:list-item>
          <text:p text:style-name="P17">The <text:a xlink:type="simple" xlink:href="../CanPhysicalS.pdf">OpenLCB-CAN Physical Layer Standard</text:a>, which specifies the physical layer for transporting OpenLCB-CAN frames</text:p>
        </text:list-item>
        <text:list-item>
          <text:p text:style-name="P17">The <text:a xlink:type="simple" xlink:href="../GenNodeIdS.pdf%20">OpenLCB Unique Identifiers Standard</text:a>,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171100654" text:style-name="L3">
        <text:list-item>
          <text:p text:style-name="P18">Inhibited</text:p>
        </text:list-item>
        <text:list-item>
          <text:p text:style-name="P1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None</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937099694" text:style-name="L4">
        <text:list-item>
          <text:p text:style-name="P19">Generate a tentative source Node ID alias value</text:p>
        </text:list-item>
        <text:list-item>
          <text:p text:style-name="P19">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918501209" text:style-name="L5">
        <text:list-item>
          <text:p text:style-name="P20">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1866376276" text:style-name="L6">
        <text:list-item>
          <text:p text:style-name="P21">Wait at least 50 milliseconds</text:p>
        </text:list-item>
        <text:list-item>
          <text:p text:style-name="P21">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621450252" text:style-name="L7">
        <text:list-item>
          <text:p text:style-name="P22">Have or obtain a valid reserved Node ID alias</text:p>
        </text:list-item>
        <text:list-item>
          <text:p text:style-name="P22">Transmit a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 Alias Mapping Enquiry frame with no data content shall reply with a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331871946" text:style-name="L11">
        <text:list-item>
          <text:p text:style-name="P26">If the frame is a Check ID (CID) frame, send a Reserve ID (RID) frame in response.</text:p>
        </text:list-item>
        <text:list-item>
          <text:p text:style-name="P26">If the frame is a any other type, the node is in Permitted state, and the received source Node ID alias is the current Node ID alias of this node, this node shall immediately transition to Inhibited state and release the current Node ID alias.</text:p>
        </text:list-item>
        <text:list-item>
          <text:p text:style-name="P26"><text:soft-page-break/>If the frame is another other type, and the node is not in Permitted state or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82937605" text:style-name="L8">
        <text:list-item>
          <text:p text:style-name="P23">may, but is not required to, signal the user that duplicate Node ID values exist using a lamp or other directly-visible indicator</text:p>
        </text:list-item>
        <text:list-item>
          <text:p text:style-name="P23">if in Permitted state, may, but is not required to, emit a PCER message with the reserved Event ID “Duplicate Node ID Detected” followed by going offline until reset.</text:p>
        </text:list-item>
      </text:list>
      <text:p text:style-name="Standard"/>
      <text:h text:style-name="Heading_20_2" text:outline-level="2">Node ID Alias Generation</text:h>
      <text:p text:style-name="Standard">Alias values shall not be zero.</text:p>
      <text:p text:style-name="Standard">The first alias values generated by nodes of the same type with node ID values within 255 of each other shall not be identical.</text:p>
      <text:p text:style-name="Standard">When two different nodes generate the same alias value at some point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944451581" text:style-name="L9">
        <text:list-item>
          <text:p text:style-name="P24">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2075098139" text:style-name="L10">
        <text:list-item>
          <text:p text:style-name="P25"><text:soft-page-break/>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1-03-11T11:21:26.99">3/11/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1-03-11T11:21:26.99">Mar 11, 2011</text:date></text:p>
            </table:table-cell>
            <table:table-cell table:style-name="Table1.C1" office:value-type="string">
              <text:p text:style-name="MP8">Preliminary</text:p>
            </table:table-cell>
          </table:table-row>
        </table:table>
        <text:p text:style-name="Header"/>
      </style:header>
      <style:footer>
        <text:p text:style-name="MP9"><text:span text:style-name="MT3">Copyright 2009, by J. Day, D. Harris, B. Jacobsen, and A. Shepherd<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1-03-11T11:21:26.99">3/11/2011</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65</meta:editing-cycles>
    <meta:editing-duration>PT21H43M07S</meta:editing-duration>
    <meta:generator>OpenOffice.org/3.2$Unix OpenOffice.org_project/320m18$Build-9502</meta:generator>
    <dc:date>2011-03-11T11:21:27</dc:date>
    <dc:creator>Bob Jacobsen</dc:creator>
    <meta:keyword>OpenLCB-CANFrame Transfer</meta:keyword>
    <meta:printed-by>Bob Jacobsen</meta:printed-by>
    <meta:print-date>2010-10-15T15:58:33</meta:print-date>
    <meta:document-statistic meta:table-count="5" meta:image-count="1" meta:object-count="0" meta:page-count="7" meta:paragraph-count="168" meta:word-count="1734" meta:character-count="10136"/>
    <meta:user-defined meta:name="Info 1"/>
    <meta:user-defined meta:name="Info 2"/>
    <meta:user-defined meta:name="Info 3"/>
    <meta:user-defined meta:name="Info 4"/>
  </office:meta>
</office:document-meta>
</file>